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9F00000B1E4AD4236FDDB0AD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b3107" officeooo:paragraph-rsid="0003de32" style:font-size-asian="12pt" style:font-size-complex="12pt"/>
    </style:style>
    <style:style style:name="P2" style:family="paragraph" style:parent-style-name="Standard">
      <style:text-properties fo:font-size="12pt" officeooo:rsid="001b3107" officeooo:paragraph-rsid="0003de32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f3eea" loext:opacity="100%" fo:font-size="15pt" style:font-size-asian="15pt" style:font-size-complex="15pt"/>
    </style:style>
    <style:style style:name="T1" style:family="text">
      <style:text-properties officeooo:rsid="001dd027"/>
    </style:style>
    <style:style style:name="T2" style:family="text">
      <style:text-properties fo:color="#2f3eea" loext:opacity="100%" fo:font-size="15pt" style:font-size-asian="15pt" style:font-size-complex="15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6cm" svg:stroke-color="#990000" draw:marker-start-width="0.512cm" draw:marker-end="Arrow" draw:marker-end-width="0.335cm" draw:textarea-horizontal-align="center" draw:textarea-vertical-align="middle" fo:padding-top="0.053cm" fo:padding-bottom="0.053cm" fo:padding-left="0.053cm" fo:padding-right="0.053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21cm" svg:y="0.882cm" svg:width="6.35cm" svg:height="4.657cm" draw:z-index="0">
        <draw:text-box>
          <text:section text:style-name="Sect1" text:name="MasterLabel">
            <text:p text:style-name="P1"/>
            <text:p text:style-name="P1">DTU Electro<draw:frame draw:style-name="fr2" draw:name="Image1" text:anchor-type="char" svg:x="4.288cm" svg:y="0.035cm" svg:width="1.808cm" svg:height="2.676cm" draw:z-index="21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18" draw:name="Shape19" draw:style-name="gr3"><draw:line draw:name="Shape1" draw:style-name="gr4" draw:text-style-name="P3" svg:x1="2.902cm" svg:y1="2.695cm" svg:x2="2.902cm" svg:y2="1.321cm"><text:p/></draw:line><draw:line draw:name="Shape1_0" draw:style-name="gr4" draw:text-style-name="P3" svg:x1="2.902cm" svg:y1="2.695cm" svg:x2="1.528cm" svg:y2="2.695cm"><text:p/></draw:line></draw:g><draw:frame text:anchor-type="paragraph" draw:z-index="19" draw:name="Shape2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20" draw:name="Shape2_0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2" text:anchor-type="page" text:anchor-page-number="1" svg:x="7.325cm" svg:y="0.882cm" svg:width="6.35cm" svg:height="4.657cm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1">DTU Electro<draw:frame draw:style-name="fr2" draw:name="Image2" text:anchor-type="char" svg:x="4.288cm" svg:y="0.035cm" svg:width="1.808cm" svg:height="2.676cm" draw:z-index="89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86" draw:name="Shape 49" draw:style-name="gr3"><draw:line draw:name="Shape 50" draw:style-name="gr4" draw:text-style-name="P3" svg:x1="2.902cm" svg:y1="2.695cm" svg:x2="2.902cm" svg:y2="1.321cm"><text:p/></draw:line><draw:line draw:name="Shape1_ 17" draw:style-name="gr4" draw:text-style-name="P3" svg:x1="2.902cm" svg:y1="2.695cm" svg:x2="1.528cm" svg:y2="2.695cm"><text:p/></draw:line></draw:g><draw:frame text:anchor-type="paragraph" draw:z-index="87" draw:name="Shape 51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88" draw:name="Shape2_ 17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3" text:anchor-type="page" text:anchor-page-number="1" svg:x="13.929cm" svg:y="0.882cm" svg:width="6.35cm" svg:height="4.657cm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1">DTU Electro<draw:frame draw:style-name="fr2" draw:name="Image3" text:anchor-type="char" svg:x="4.288cm" svg:y="0.035cm" svg:width="1.808cm" svg:height="2.676cm" draw:z-index="85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82" draw:name="Shape 46" draw:style-name="gr3"><draw:line draw:name="Shape 47" draw:style-name="gr4" draw:text-style-name="P3" svg:x1="2.902cm" svg:y1="2.695cm" svg:x2="2.902cm" svg:y2="1.321cm"><text:p/></draw:line><draw:line draw:name="Shape1_ 16" draw:style-name="gr4" draw:text-style-name="P3" svg:x1="2.902cm" svg:y1="2.695cm" svg:x2="1.528cm" svg:y2="2.695cm"><text:p/></draw:line></draw:g><draw:frame text:anchor-type="paragraph" draw:z-index="83" draw:name="Shape 48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84" draw:name="Shape2_ 16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4" text:anchor-type="page" text:anchor-page-number="1" svg:x="0.721cm" svg:y="5.539cm" svg:width="6.35cm" svg:height="4.657cm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1">DTU Electro<draw:frame draw:style-name="fr2" draw:name="Image4" text:anchor-type="char" svg:x="4.288cm" svg:y="0.035cm" svg:width="1.808cm" svg:height="2.676cm" draw:z-index="81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78" draw:name="Shape 43" draw:style-name="gr3"><draw:line draw:name="Shape 44" draw:style-name="gr4" draw:text-style-name="P3" svg:x1="2.902cm" svg:y1="2.695cm" svg:x2="2.902cm" svg:y2="1.321cm"><text:p/></draw:line><draw:line draw:name="Shape1_ 15" draw:style-name="gr4" draw:text-style-name="P3" svg:x1="2.902cm" svg:y1="2.695cm" svg:x2="1.528cm" svg:y2="2.695cm"><text:p/></draw:line></draw:g><draw:frame text:anchor-type="paragraph" draw:z-index="79" draw:name="Shape 45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80" draw:name="Shape2_ 15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5" text:anchor-type="page" text:anchor-page-number="1" svg:x="7.325cm" svg:y="5.539cm" svg:width="6.35cm" svg:height="4.657cm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1">DTU Electro<draw:frame draw:style-name="fr2" draw:name="Image5" text:anchor-type="char" svg:x="4.288cm" svg:y="0.035cm" svg:width="1.808cm" svg:height="2.676cm" draw:z-index="77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74" draw:name="Shape 40" draw:style-name="gr3"><draw:line draw:name="Shape 41" draw:style-name="gr4" draw:text-style-name="P3" svg:x1="2.902cm" svg:y1="2.695cm" svg:x2="2.902cm" svg:y2="1.321cm"><text:p/></draw:line><draw:line draw:name="Shape1_ 14" draw:style-name="gr4" draw:text-style-name="P3" svg:x1="2.902cm" svg:y1="2.695cm" svg:x2="1.528cm" svg:y2="2.695cm"><text:p/></draw:line></draw:g><draw:frame text:anchor-type="paragraph" draw:z-index="75" draw:name="Shape 42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76" draw:name="Shape2_ 14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6" text:anchor-type="page" text:anchor-page-number="1" svg:x="13.929cm" svg:y="5.539cm" svg:width="6.35cm" svg:height="4.657cm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1">DTU Electro<draw:frame draw:style-name="fr2" draw:name="Image6" text:anchor-type="char" svg:x="4.288cm" svg:y="0.035cm" svg:width="1.808cm" svg:height="2.676cm" draw:z-index="73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70" draw:name="Shape 37" draw:style-name="gr3"><draw:line draw:name="Shape 38" draw:style-name="gr4" draw:text-style-name="P3" svg:x1="2.902cm" svg:y1="2.695cm" svg:x2="2.902cm" svg:y2="1.321cm"><text:p/></draw:line><draw:line draw:name="Shape1_ 13" draw:style-name="gr4" draw:text-style-name="P3" svg:x1="2.902cm" svg:y1="2.695cm" svg:x2="1.528cm" svg:y2="2.695cm"><text:p/></draw:line></draw:g><draw:frame text:anchor-type="paragraph" draw:z-index="71" draw:name="Shape 39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72" draw:name="Shape2_ 13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7" text:anchor-type="page" text:anchor-page-number="1" svg:x="0.721cm" svg:y="10.195cm" svg:width="6.35cm" svg:height="4.657cm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1">DTU Electro<draw:frame draw:style-name="fr2" draw:name="Image7" text:anchor-type="char" svg:x="4.288cm" svg:y="0.035cm" svg:width="1.808cm" svg:height="2.676cm" draw:z-index="69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66" draw:name="Shape 34" draw:style-name="gr3"><draw:line draw:name="Shape 35" draw:style-name="gr4" draw:text-style-name="P3" svg:x1="2.902cm" svg:y1="2.695cm" svg:x2="2.902cm" svg:y2="1.321cm"><text:p/></draw:line><draw:line draw:name="Shape1_ 12" draw:style-name="gr4" draw:text-style-name="P3" svg:x1="2.902cm" svg:y1="2.695cm" svg:x2="1.528cm" svg:y2="2.695cm"><text:p/></draw:line></draw:g><draw:frame text:anchor-type="paragraph" draw:z-index="67" draw:name="Shape 36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68" draw:name="Shape2_ 12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8" text:anchor-type="page" text:anchor-page-number="1" svg:x="7.325cm" svg:y="10.195cm" svg:width="6.35cm" svg:height="4.657cm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1">DTU Electro<draw:frame draw:style-name="fr2" draw:name="Image8" text:anchor-type="char" svg:x="4.288cm" svg:y="0.035cm" svg:width="1.808cm" svg:height="2.676cm" draw:z-index="65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62" draw:name="Shape 31" draw:style-name="gr3"><draw:line draw:name="Shape 32" draw:style-name="gr4" draw:text-style-name="P3" svg:x1="2.902cm" svg:y1="2.695cm" svg:x2="2.902cm" svg:y2="1.321cm"><text:p/></draw:line><draw:line draw:name="Shape1_ 11" draw:style-name="gr4" draw:text-style-name="P3" svg:x1="2.902cm" svg:y1="2.695cm" svg:x2="1.528cm" svg:y2="2.695cm"><text:p/></draw:line></draw:g><draw:frame text:anchor-type="paragraph" draw:z-index="63" draw:name="Shape 33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64" draw:name="Shape2_ 11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9" text:anchor-type="page" text:anchor-page-number="1" svg:x="13.929cm" svg:y="10.195cm" svg:width="6.35cm" svg:height="4.657cm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1">DTU Electro<draw:frame draw:style-name="fr2" draw:name="Image9" text:anchor-type="char" svg:x="4.288cm" svg:y="0.035cm" svg:width="1.808cm" svg:height="2.676cm" draw:z-index="61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58" draw:name="Shape 28" draw:style-name="gr3"><draw:line draw:name="Shape 29" draw:style-name="gr4" draw:text-style-name="P3" svg:x1="2.902cm" svg:y1="2.695cm" svg:x2="2.902cm" svg:y2="1.321cm"><text:p/></draw:line><draw:line draw:name="Shape1_ 10" draw:style-name="gr4" draw:text-style-name="P3" svg:x1="2.902cm" svg:y1="2.695cm" svg:x2="1.528cm" svg:y2="2.695cm"><text:p/></draw:line></draw:g><draw:frame text:anchor-type="paragraph" draw:z-index="59" draw:name="Shape 30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60" draw:name="Shape2_ 10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0" text:anchor-type="page" text:anchor-page-number="1" svg:x="0.721cm" svg:y="14.852cm" svg:width="6.35cm" svg:height="4.657cm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1">DTU Electro<draw:frame draw:style-name="fr2" draw:name="Image10" text:anchor-type="char" svg:x="4.288cm" svg:y="0.035cm" svg:width="1.808cm" svg:height="2.676cm" draw:z-index="57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54" draw:name="Shape 25" draw:style-name="gr3"><draw:line draw:name="Shape 26" draw:style-name="gr4" draw:text-style-name="P3" svg:x1="2.902cm" svg:y1="2.695cm" svg:x2="2.902cm" svg:y2="1.321cm"><text:p/></draw:line><draw:line draw:name="Shape1_ 9" draw:style-name="gr4" draw:text-style-name="P3" svg:x1="2.902cm" svg:y1="2.695cm" svg:x2="1.528cm" svg:y2="2.695cm"><text:p/></draw:line></draw:g><draw:frame text:anchor-type="paragraph" draw:z-index="55" draw:name="Shape 27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56" draw:name="Shape2_ 9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1" text:anchor-type="page" text:anchor-page-number="1" svg:x="7.325cm" svg:y="14.852cm" svg:width="6.35cm" svg:height="4.657cm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1">DTU Electro<draw:frame draw:style-name="fr2" draw:name="Image11" text:anchor-type="char" svg:x="4.288cm" svg:y="0.035cm" svg:width="1.808cm" svg:height="2.676cm" draw:z-index="53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50" draw:name="Shape 22" draw:style-name="gr3"><draw:line draw:name="Shape 23" draw:style-name="gr4" draw:text-style-name="P3" svg:x1="2.902cm" svg:y1="2.695cm" svg:x2="2.902cm" svg:y2="1.321cm"><text:p/></draw:line><draw:line draw:name="Shape1_ 8" draw:style-name="gr4" draw:text-style-name="P3" svg:x1="2.902cm" svg:y1="2.695cm" svg:x2="1.528cm" svg:y2="2.695cm"><text:p/></draw:line></draw:g><draw:frame text:anchor-type="paragraph" draw:z-index="51" draw:name="Shape 24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52" draw:name="Shape2_ 8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2" text:anchor-type="page" text:anchor-page-number="1" svg:x="13.929cm" svg:y="14.852cm" svg:width="6.35cm" svg:height="4.657cm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1">DTU Electro<draw:frame draw:style-name="fr2" draw:name="Image12" text:anchor-type="char" svg:x="4.288cm" svg:y="0.035cm" svg:width="1.808cm" svg:height="2.676cm" draw:z-index="49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46" draw:name="Shape 19" draw:style-name="gr3"><draw:line draw:name="Shape 20" draw:style-name="gr4" draw:text-style-name="P3" svg:x1="2.902cm" svg:y1="2.695cm" svg:x2="2.902cm" svg:y2="1.321cm"><text:p/></draw:line><draw:line draw:name="Shape1_ 7" draw:style-name="gr4" draw:text-style-name="P3" svg:x1="2.902cm" svg:y1="2.695cm" svg:x2="1.528cm" svg:y2="2.695cm"><text:p/></draw:line></draw:g><draw:frame text:anchor-type="paragraph" draw:z-index="47" draw:name="Shape 21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48" draw:name="Shape2_ 7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3" text:anchor-type="page" text:anchor-page-number="1" svg:x="0.721cm" svg:y="19.509cm" svg:width="6.35cm" svg:height="4.657cm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1">DTU Electro<draw:frame draw:style-name="fr2" draw:name="Image13" text:anchor-type="char" svg:x="4.288cm" svg:y="0.035cm" svg:width="1.808cm" svg:height="2.676cm" draw:z-index="45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42" draw:name="Shape 16" draw:style-name="gr3"><draw:line draw:name="Shape 17" draw:style-name="gr4" draw:text-style-name="P3" svg:x1="2.902cm" svg:y1="2.695cm" svg:x2="2.902cm" svg:y2="1.321cm"><text:p/></draw:line><draw:line draw:name="Shape1_ 6" draw:style-name="gr4" draw:text-style-name="P3" svg:x1="2.902cm" svg:y1="2.695cm" svg:x2="1.528cm" svg:y2="2.695cm"><text:p/></draw:line></draw:g><draw:frame text:anchor-type="paragraph" draw:z-index="43" draw:name="Shape 18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44" draw:name="Shape2_ 6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4" text:anchor-type="page" text:anchor-page-number="1" svg:x="7.325cm" svg:y="19.509cm" svg:width="6.35cm" svg:height="4.657cm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1">DTU Electro<draw:frame draw:style-name="fr2" draw:name="Image14" text:anchor-type="char" svg:x="4.288cm" svg:y="0.035cm" svg:width="1.808cm" svg:height="2.676cm" draw:z-index="41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38" draw:name="Shape 13" draw:style-name="gr3"><draw:line draw:name="Shape 14" draw:style-name="gr4" draw:text-style-name="P3" svg:x1="2.902cm" svg:y1="2.695cm" svg:x2="2.902cm" svg:y2="1.321cm"><text:p/></draw:line><draw:line draw:name="Shape1_ 5" draw:style-name="gr4" draw:text-style-name="P3" svg:x1="2.902cm" svg:y1="2.695cm" svg:x2="1.528cm" svg:y2="2.695cm"><text:p/></draw:line></draw:g><draw:frame text:anchor-type="paragraph" draw:z-index="39" draw:name="Shape 15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40" draw:name="Shape2_ 5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5" text:anchor-type="page" text:anchor-page-number="1" svg:x="13.929cm" svg:y="19.509cm" svg:width="6.35cm" svg:height="4.657cm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1">DTU Electro<draw:frame draw:style-name="fr2" draw:name="Image15" text:anchor-type="char" svg:x="4.288cm" svg:y="0.035cm" svg:width="1.808cm" svg:height="2.676cm" draw:z-index="37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34" draw:name="Shape 10" draw:style-name="gr3"><draw:line draw:name="Shape 11" draw:style-name="gr4" draw:text-style-name="P3" svg:x1="2.902cm" svg:y1="2.695cm" svg:x2="2.902cm" svg:y2="1.321cm"><text:p/></draw:line><draw:line draw:name="Shape1_ 4" draw:style-name="gr4" draw:text-style-name="P3" svg:x1="2.902cm" svg:y1="2.695cm" svg:x2="1.528cm" svg:y2="2.695cm"><text:p/></draw:line></draw:g><draw:frame text:anchor-type="paragraph" draw:z-index="35" draw:name="Shape 12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36" draw:name="Shape2_ 4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6" text:anchor-type="page" text:anchor-page-number="1" svg:x="0.721cm" svg:y="24.165cm" svg:width="6.35cm" svg:height="4.657cm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1">DTU Electro<draw:frame draw:style-name="fr2" draw:name="Image16" text:anchor-type="char" svg:x="4.288cm" svg:y="0.035cm" svg:width="1.808cm" svg:height="2.676cm" draw:z-index="33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30" draw:name="Shape 7" draw:style-name="gr3"><draw:line draw:name="Shape 8" draw:style-name="gr4" draw:text-style-name="P3" svg:x1="2.902cm" svg:y1="2.695cm" svg:x2="2.902cm" svg:y2="1.321cm"><text:p/></draw:line><draw:line draw:name="Shape1_ 3" draw:style-name="gr4" draw:text-style-name="P3" svg:x1="2.902cm" svg:y1="2.695cm" svg:x2="1.528cm" svg:y2="2.695cm"><text:p/></draw:line></draw:g><draw:frame text:anchor-type="paragraph" draw:z-index="31" draw:name="Shape 9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32" draw:name="Shape2_ 3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7" text:anchor-type="page" text:anchor-page-number="1" svg:x="7.325cm" svg:y="24.165cm" svg:width="6.35cm" svg:height="4.657cm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1">DTU Electro<draw:frame draw:style-name="fr2" draw:name="Image17" text:anchor-type="char" svg:x="4.288cm" svg:y="0.035cm" svg:width="1.808cm" svg:height="2.676cm" draw:z-index="29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26" draw:name="Shape 4" draw:style-name="gr3"><draw:line draw:name="Shape 5" draw:style-name="gr4" draw:text-style-name="P3" svg:x1="2.902cm" svg:y1="2.695cm" svg:x2="2.902cm" svg:y2="1.321cm"><text:p/></draw:line><draw:line draw:name="Shape1_ 2" draw:style-name="gr4" draw:text-style-name="P3" svg:x1="2.902cm" svg:y1="2.695cm" svg:x2="1.528cm" svg:y2="2.695cm"><text:p/></draw:line></draw:g><draw:frame text:anchor-type="paragraph" draw:z-index="27" draw:name="Shape 6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28" draw:name="Shape2_ 2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draw:frame draw:style-name="fr1" draw:name="Frame18" text:anchor-type="page" text:anchor-page-number="1" svg:x="13.929cm" svg:y="24.165cm" svg:width="6.35cm" svg:height="4.657cm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1">DTU Electro<draw:frame draw:style-name="fr2" draw:name="Image18" text:anchor-type="char" svg:x="4.288cm" svg:y="0.035cm" svg:width="1.808cm" svg:height="2.676cm" draw:z-index="25"><draw:image xlink:href="Pictures/100000010000079F00000B1E4AD4236FDDB0AD68.png" xlink:type="simple" xlink:show="embed" xlink:actuate="onLoad" draw:mime-type="image/png"/></draw:frame></text:p>
            <text:p text:style-name="P1">Automation and <text:span text:style-name="T1">C</text:span>ontrol</text:p>
            <text:p text:style-name="Standard"><draw:g text:anchor-type="paragraph" draw:z-index="22" draw:name="Shape 1" draw:style-name="gr3"><draw:line draw:name="Shape 2" draw:style-name="gr4" draw:text-style-name="P3" svg:x1="2.902cm" svg:y1="2.695cm" svg:x2="2.902cm" svg:y2="1.321cm"><text:p/></draw:line><draw:line draw:name="Shape1_ 1" draw:style-name="gr4" draw:text-style-name="P3" svg:x1="2.902cm" svg:y1="2.695cm" svg:x2="1.528cm" svg:y2="2.695cm"><text:p/></draw:line></draw:g><draw:frame text:anchor-type="paragraph" draw:z-index="23" draw:name="Shape 3" draw:style-name="gr2" draw:text-style-name="P4" svg:width="2.661cm" svg:height="1.828cm" svg:x="1.628cm" svg:y="0.072cm"><draw:text-box><text:p text:style-name="P3"><text:span text:style-name="T2">Forward</text:span></text:p><text:p text:style-name="P3"><text:span text:style-name="T2">X</text:span></text:p></draw:text-box></draw:frame><draw:frame text:anchor-type="paragraph" draw:z-index="24" draw:name="Shape2_ 1" draw:style-name="gr1" draw:text-style-name="P4" svg:width="1.661cm" svg:height="1.463cm" svg:x="0.381cm" svg:y="1.732cm"><draw:text-box><text:p text:style-name="P3"><text:span text:style-name="T2">Left</text:span></text:p><text:p text:style-name="P3"><text:span text:style-name="T2">Y</text:span></text:p></draw:text-box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5cm" svg:height="4.657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882cm" fo:margin-bottom="0cm" fo:margin-left="0.72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</meta:initial-creator>
    <meta:creation-date>2023-02-07T10:35:33.307535112</meta:creation-date>
    <dc:date>2023-12-05T09:21:01.919255329</dc:date>
    <meta:editing-duration>PT14M36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1" meta:paragraph-count="36" meta:word-count="90" meta:character-count="594" meta:non-whitespace-character-count="540"/>
  </office:meta>
</office:document-meta>
</file>